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d263" officeooo:paragraph-rsid="00192367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TCCTGTGAAGCGCATGAGGGCGAAACTCCCAAGTTTTGAGCCCAAATGAGTTTTGATGTAGATGTAATCATTCACCACACTCCCATTAATTTCTAAATATCTCATTAAAGCCAATTCGAAACTCAAAACAATGGCACCTTGACTGGCATCAAAAGCTTCATAATCAGATTCCGTGCAGACACCATCAAATCCCTGTTTTGTAACCCACTCATTGAGATCATCGATGTTTTTGCATGAGTGTATGTAGAAATTCTTAGGTAAGGCTTCGTTTAGTTTCTTCTCAATGTACCTCATTGTTGGCGCAAACCGACACAAAACGGCATGATGAAAGCACGCA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8:43.443626736</meta:creation-date>
    <dc:date>2019-03-29T15:59:06.609594862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